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BACKBO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LL</text:p>
          </table:table-cell>
        </table:table-row>
        <table:table-row table:style-name="ro1">
          <table:table-cell office:value-type="string" calcext:value-type="string">
            <text:p>ref</text:p>
          </table:table-cell>
          <table:table-cell office:value-type="float" office:value="0.000279786844959" calcext:value-type="float">
            <text:p>0.0002797868</text:p>
          </table:table-cell>
          <table:table-cell table:style-name="ce1" office:value-type="float" office:value="0.000000584468263736" calcext:value-type="float">
            <text:p>5.84E-007</text:p>
          </table:table-cell>
          <table:table-cell office:value-type="float" office:value="0.000256834529617" calcext:value-type="float">
            <text:p>0.0002568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5292982087" calcext:value-type="float">
            <text:p>13.5292982087</text:p>
          </table:table-cell>
          <table:table-cell office:value-type="float" office:value="13.5886310455" calcext:value-type="float">
            <text:p>13.5886310455</text:p>
          </table:table-cell>
          <table:table-cell office:value-type="float" office:value="14.5882580622" calcext:value-type="float">
            <text:p>14.5882580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1559767431" calcext:value-type="float">
            <text:p>14.1559767431</text:p>
          </table:table-cell>
          <table:table-cell office:value-type="float" office:value="14.2188584463" calcext:value-type="float">
            <text:p>14.2188584463</text:p>
          </table:table-cell>
          <table:table-cell office:value-type="float" office:value="14.849269361" calcext:value-type="float">
            <text:p>14.8492693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.5880947058" calcext:value-type="float">
            <text:p>11.5880947058</text:p>
          </table:table-cell>
          <table:table-cell office:value-type="float" office:value="11.7586409877" calcext:value-type="float">
            <text:p>11.7586409877</text:p>
          </table:table-cell>
          <table:table-cell office:value-type="float" office:value="12.4787400519" calcext:value-type="float">
            <text:p>12.47874005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3860789421" calcext:value-type="float">
            <text:p>12.3860789421</text:p>
          </table:table-cell>
          <table:table-cell office:value-type="float" office:value="12.3765593274" calcext:value-type="float">
            <text:p>12.3765593274</text:p>
          </table:table-cell>
          <table:table-cell office:value-type="float" office:value="13.1628664647" calcext:value-type="float">
            <text:p>13.16286646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750382103" calcext:value-type="float">
            <text:p>12.6750382103</text:p>
          </table:table-cell>
          <table:table-cell office:value-type="float" office:value="12.7391645626" calcext:value-type="float">
            <text:p>12.7391645626</text:p>
          </table:table-cell>
          <table:table-cell office:value-type="float" office:value="13.6928729196" calcext:value-type="float">
            <text:p>13.69287291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6788249593" calcext:value-type="float">
            <text:p>15.6788249593</text:p>
          </table:table-cell>
          <table:table-cell office:value-type="float" office:value="15.72969648" calcext:value-type="float">
            <text:p>15.72969648</text:p>
          </table:table-cell>
          <table:table-cell office:value-type="float" office:value="16.2010977327" calcext:value-type="float">
            <text:p>16.20109773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20:58:30.738096280</meta:creation-date>
    <dc:date>2017-05-23T23:09:14.687332491</dc:date>
    <meta:editing-duration>PT2H1M30S</meta:editing-duration>
    <meta:editing-cycles>13</meta:editing-cycles>
    <meta:generator>LibreOffice/4.2.8.2$Linux_X86_64 LibreOffice_project/420m0$Build-2</meta:generator>
    <meta:document-statistic meta:table-count="1" meta:cell-count="31" meta:object-count="0"/>
  </office:meta>
</office:document-meta>
</file>